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36cm" fo:min-width="2.75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849cm" fo:min-width="5.3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cm" fo:min-width="1.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226cm" fo:min-width="2.61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45cm" fo:min-width="6.6cm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3.418cm" fo:min-width="7.13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4.6cm" svg:height="2.1cm" svg:x="8.2cm" svg:y="1.8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5cm" svg:y1="3.9cm" svg:x2="11.3cm" svg:y2="4.101cm" draw:start-shape="id1" draw:start-glue-point="8" draw:end-shape="id2" draw:end-glue-point="0" svg:d="M10500 3900l800 201" svg:viewBox="0 0 801 202">
          <text:p/>
        </draw:connector>
        <draw:custom-shape draw:style-name="gr3" draw:text-style-name="P4" xml:id="id2" draw:id="id2" draw:layer="layout" svg:width="5.8cm" svg:height="2.099cm" draw:transform="skewX (0.444535360482956) translate (8.4cm 4.101cm)">
          <text:p text:style-name="P1"><text:span text:style-name="T1">Pobierz liczbę </text:span></text:p>
          <text:p text:style-name="P1"><text:span text:style-name="T1">od użytkownik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4.1cm" svg:height="2.9cm" svg:x="7.6cm" svg:y="7.7cm">
          <text:p text:style-name="P1"><text:span text:style-name="T1">Liczba &l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10.3cm" svg:y1="6.2cm" svg:x2="9.65cm" svg:y2="7.7cm" draw:start-shape="id2" draw:start-glue-point="2" draw:end-shape="id3" draw:end-glue-point="4" svg:d="M10300 6200l-650 1500" svg:viewBox="0 0 651 1501">
          <text:p/>
        </draw:connector>
        <draw:connector draw:style-name="gr5" draw:text-style-name="P3" draw:layer="layout" svg:x1="11.7cm" svg:y1="9.15cm" svg:x2="13.7cm" svg:y2="5.15cm" draw:start-shape="id3" draw:start-glue-point="7" draw:end-shape="id2" draw:end-glue-point="1" svg:d="M11700 9150h3001v-4000h-1001" svg:viewBox="0 0 3002 4001">
          <text:p text:style-name="P1"><text:s text:c="17"/>Tak</text:p>
        </draw:connector>
        <draw:connector draw:style-name="gr5" draw:text-style-name="P3" draw:layer="layout" svg:x1="7.6cm" svg:y1="9.15cm" svg:x2="4.3cm" svg:y2="12.95cm" draw:start-shape="id3" draw:start-glue-point="5" draw:end-shape="id4" draw:end-glue-point="3" svg:d="M7600 9150h-3801v3800h501" svg:viewBox="0 0 3802 3801">
          <text:p text:style-name="P1">Nie</text:p>
        </draw:connector>
        <draw:connector draw:style-name="gr2" draw:text-style-name="P3" draw:layer="layout" draw:type="line" svg:x1="7.85cm" svg:y1="14.3cm" svg:x2="13.263cm" svg:y2="15.622cm" draw:start-shape="id4" draw:start-glue-point="2" draw:end-shape="id5" draw:end-glue-point="0" svg:d="M7850 14300l5413 1322" svg:viewBox="0 0 5414 1323">
          <text:p/>
        </draw:connector>
        <draw:connector draw:style-name="gr2" draw:text-style-name="P3" draw:layer="layout" draw:type="line" svg:x1="17.089cm" svg:y1="17.434cm" svg:x2="2cm" svg:y2="17.45cm" draw:start-shape="id5" draw:start-glue-point="1" draw:end-shape="id6" draw:end-glue-point="6" svg:d="M17089 17434l-15089 16" svg:viewBox="0 0 15090 17">
          <text:p/>
        </draw:connector>
        <draw:custom-shape draw:style-name="gr6" draw:text-style-name="P6" xml:id="id6" draw:id="id6" draw:layer="layout" svg:width="4.4cm" svg:height="3.5cm" svg:x="2cm" svg:y="15.7cm">
          <text:p text:style-name="P5"><text:span text:style-name="T2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xml:id="id4" draw:id="id4" draw:layer="layout" svg:width="7.1cm" svg:height="2.7cm" svg:x="4.3cm" svg:y="11.6cm">
          <text:p text:style-name="P1"><text:span text:style-name="T1">Znajdź elementy </text:span></text:p>
          <text:p text:style-name="P1"><text:span text:style-name="T1">ze zbioru</text:span></text:p>
          <text:p text:style-name="P1"><text:span text:style-name="T1"><text:s/></text:span><text:span text:style-name="T1">&lt;0, liczba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5" draw:id="id5" draw:layer="layout" svg:width="7.631cm" svg:height="3.668cm" draw:transform="rotate (0.00575958653158129) translate (9.448cm 15.644cm)">
          <text:p text:style-name="P7"><text:span text:style-name="T1">Wydrukuj drugą potęgę </text:span></text:p>
          <text:p text:style-name="P1"><text:span text:style-name="T1">liczb z podanego</text:span></text:p>
          <text:p text:style-name="P1"><text:span text:style-name="T1">przedziału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22:00:42.730000000</meta:creation-date>
    <dc:date>2018-10-03T08:26:56.253489941</dc:date>
    <meta:editing-duration>PT14M36S</meta:editing-duration>
    <meta:editing-cycles>6</meta:editing-cycles>
    <meta:generator>LibreOffice/6.0.3.2$Linux_X86_64 LibreOffice_project/00m0$Build-2</meta:generator>
    <meta:document-statistic meta:object-count="12"/>
  </office:meta>
</office:document-meta>
</file>